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marche du projet 3</text:p>
      <text:p text:style-name="Standard"/>
      <text:p text:style-name="Standard"/>
      <text:p text:style-name="Standard">1) <text:span text:style-name="T1">Fabrication du labyrinthe :</text:span></text:p>
      <text:p text:style-name="Standard"><text:tab/>- dessin du labyrinthe sur une feuille de papier;</text:p>
      <text:p text:style-name="Standard"><text:tab/>- report du dessin dans un fichier "maze.text" (bloc note) où les murs ont été "matérialisés" <text:tab/>par des "w" (comme "wall" en anglais), le chemin par des "O" (le "O" majuscule est de <text:tab/>même largeur que la lettre "w" minuscule et permet de garder un plan "non déformé"), <text:tab/>MacGyver par un "M" et le gardien par un "G".</text:p>
      <text:p text:style-name="Standard"/>
      <text:p text:style-name="Standard">2) Définition des fonctionnalités des différentes classes à construire et de leurs interactions.</text:p>
      <text:p text:style-name="Standard"/>
      <text:p text:style-name="Standard">3) <text:span text:style-name="T1">Classe Position :</text:span></text:p>
      <text:p text:style-name="Standard"><text:tab/>classe contenant uniquement le générateur "__init__" et qui sera réutilisée comme classe <text:tab/>parent <text:tab/>par les autres classes utilisant des coordonnées.</text:p>
      <text:p text:style-name="Standard"/>
      <text:p text:style-name="Standard">4) <text:span text:style-name="T1">Classe labyrinthe ("Maze") :</text:span></text:p>
      <text:p text:style-name="P3">Cette classe permet de créer le labyrinthe et gère tous les objets instanciés dans les autres classes.</text:p>
      <text:p text:style-name="P2"/>
      <text:p text:style-name="Standard"><text:tab/>- permet de créer le labyrinthe et de savoir pour chacune des 225 coordonnées formant le <text:tab/>labyrinthe, le type "d'objet" <text:tab/>qui est dessus : mur, chemin, Mac Gyver, gardien ou objet;</text:p>
      <text:p text:style-name="Standard"><text:tab/>- permet de donner la liste des cases "chemin" du labyrinthe afin de positionner les objets à <text:tab/>trouver par Mac Gyver;</text:p>
      <text:p text:style-name="Standard"><text:tab/>- permet de transformer en grille fictive le fichier ".txt";</text:p>
      <text:p text:style-name="Standard"/>
      <text:p text:style-name="Standard">5) <text:span text:style-name="T1">Classe MacGyver :</text:span></text:p>
      <text:p text:style-name="Standard"><text:tab/>- 3 attributs, x et y donnant la position de MacGyver dans le labyritnthe et "bag" contenant <text:tab/>tous les objets ramassés;</text:p>
      <text:p text:style-name="Standard"><text:tab/>- permet de gérer les déplacements de Angus (top, bottom, right, left);</text:p>
      <text:p text:style-name="Standard"/>
      <text:p text:style-name="Standard">6) <text:span text:style-name="T1">Classe Gardien ("Guardian") :</text:span></text:p>
      <text:p text:style-name="Standard"><text:tab/>- 2 attributs x et y correspondants à la position du gardien dans le labyrinthe.</text:p>
      <text:p text:style-name="Standard"/>
      <text:p text:style-name="Standard">7)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17cm" fo:margin-right="1.24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10-21T17:55:56.75</meta:creation-date>
    <dc:date>2020-10-28T22:44:22.85</dc:date>
    <meta:editing-duration>PT12H48M9S</meta:editing-duration>
    <meta:editing-cycles>8</meta:editing-cycles>
    <meta:generator>OpenOffice/4.1.7$Win32 OpenOffice.org_project/417m1$Build-9800</meta:generator>
    <meta:document-statistic meta:table-count="0" meta:image-count="0" meta:object-count="0" meta:page-count="1" meta:paragraph-count="18" meta:word-count="255" meta:character-count="1498"/>
  </office:meta>
</office:document-meta>
</file>